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"/>
        <table:table-column table:style-name="co1" table:default-cell-style-name="ce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ce6" table:number-columns-repeated="9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" office:value-type="string">
            <text:p>Date</text:p>
          </table:table-cell>
          <table:table-cell table:style-name="ce17" office:value-type="string">
            <text:p>Week</text:p>
          </table:table-cell>
          <table:table-cell table:style-name="ce15" office:value-type="string">
            <text:p>Day</text:p>
          </table:table-cell>
          <table:table-cell table:style-name="ce19" office:value-type="string">
            <text:p>Coursera</text:p>
          </table:table-cell>
          <table:table-cell table:style-name="ce19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6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6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6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6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6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office:value-type="string">
            <text:p>Find, print, and make notes from 5 papers on CRFs/RNNs</text:p>
          </table:table-cell>
          <table:table-cell table:style-name="ce5"/>
          <table:table-cell/>
          <table:table-cell table:style-name="ce16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office:value-type="string">
            <text:p>Northstar background research and note taking</text:p>
          </table:table-cell>
          <table:table-cell table:style-name="ce5"/>
          <table:table-cell/>
          <table:table-cell table:style-name="ce16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6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office:value-type="string">
            <text:p>Type up notes thus far</text:p>
          </table:table-cell>
          <table:table-cell table:style-name="Default"/>
          <table:table-cell/>
          <table:table-cell table:style-name="ce16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6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6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6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style-name="Default"/>
          <table:table-cell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3">rd</text:span> Apr</text:p>
          </table:table-cell>
          <table:table-cell/>
          <table:table-cell table:style-name="ce16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3">rd</text:span> Apr</text:p>
          </table:table-cell>
          <table:table-cell/>
          <table:table-cell table:style-name="ce16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3">th</text:span> Apr</text:p>
          </table:table-cell>
          <table:table-cell/>
          <table:table-cell table:style-name="ce16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3">th</text:span> Apr</text:p>
          </table:table-cell>
          <table:table-cell/>
          <table:table-cell table:style-name="ce16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Programming: setup classes for different file types, comment all code, and commit</text:p>
          </table:table-cell>
          <table:table-cell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Programming: create AD function for accel/magnet/position statistical analysis</text:p>
          </table:table-cell>
          <table:table-cell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office:value-type="string">
            <text:p><text:span text:style-name="T1">Type up and make import points from:</text:span> “Deep Recurrent NN for Mobile HAR with High Throughput”</text:p>
          </table:table-cell>
          <table:table-cell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<text:span text:style-name="T1">Type up and make import points from</text:span>: “Hidden CRFs for Gesture Recognition”</text:p>
          </table:table-cell>
          <table:table-cell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<text:span text:style-name="T1">Type up and make import points from</text:span>: “Hierarchical Recurrent Neural Network for Skeleton Based AR”</text:p>
          </table:table-cell>
          <table:table-cell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<text:span text:style-name="T1">Type up and make import points from</text:span>: “Continuous CRFs for Regression in Remote Sensing”</text:p>
          </table:table-cell>
          <table:table-cell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Make presentation of 2 weeks inc: suit data format, .py script, next steps</text:p>
          </table:table-cell>
          <table:table-cell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: swap order of col label to be: measure, feature, axis, stat</text:p>
          </table:table-cell>
          <table:table-cell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: create dict mapping from measure name to seg/joint/sens names</text:p>
          </table:table-cell>
          <table:table-cell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: add command line functionality and arguments</text:p>
          </table:table-cell>
          <table:table-cell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: fix crashes-on-close problem with pyplot windows</text:p>
          </table:table-cell>
          <table:table-cell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Go to group meeting</text:p>
          </table:table-cell>
          <table:table-cell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Add name of file to output col (i.e. one col for if HC or D file)</text:p>
          </table:table-cell>
          <table:table-cell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Add option to 'split up the input JA/AD file w/ 'HC'/'D' labels into numerous files w/ same label</text:p>
          </table:table-cell>
          <table:table-cell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Add function that checks for behaviour abnormality over all features for each file written</text:p>
          </table:table-cell>
          <table:table-cell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Implement 'extract_stat_features' function to be called by write_stats by both classes including all stat functions</text:p>
          </table:table-cell>
          <table:table-cell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mplement function to extract JA .mat files to .csv</text:p>
          </table:table-cell>
          <table:table-cell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ther stat features (see paper for full list of features to additionally include)</text:p>
          </table:table-cell>
          <table:table-cell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display 3D pos plot run in real-time</text:p>
          </table:table-cell>
          <table:table-cell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mplement basic RNN model with .csv output file</text:p>
          </table:table-cell>
          <table:table-cell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table:style-name="Default"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1"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2" table:number-columns-repeated="2"/>
          <table:table-cell table:number-columns-repeated="14"/>
        </table:table-row>
        <table:table-row table:style-name="ro1">
          <table:table-cell table:style-name="ce3"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style-name="ce3"/>
          <table:table-cell table:style-name="Default"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12" office:value-type="string">
            <text:p>Programming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Default" office:value-type="string">
            <text:p>Add function in rnn to write real and predicted scores to .csv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Default" office:value-type="string">
            <text:p>Create script w/ function to detect activities by changing pos values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Default" office:value-type="string">
            <text:p>Modify rnn to predict 18 output nodes for each activity w/ AD files from NSAA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Default" office:value-type="string">
            <text:p>Add to mat_act_div script function to divide up .matfiles and rewrite to new dir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Implement basic CRF model with .csv output file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Default" office:value-type="string">
            <text:p>Modify batch script to work with AD source files through pipeline for single and activ NSAA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3" office:value-type="string">
            <text:p>Create 'basic_rnn_v2.py' that takes in stat features instead of raw joint angles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Default"/>
          <table:table-cell table:style-name="ce2"/>
          <table:table-cell table:number-columns-repeated="14"/>
        </table:table-row>
        <table:table-row table:style-name="ro1">
          <table:table-cell table:style-name="ce3" table:number-columns-repeated="2"/>
          <table:table-cell table:style-name="ce2"/>
          <table:table-cell table:number-columns-repeated="14"/>
        </table:table-row>
        <table:table-row table:style-name="ro1" table:number-rows-repeated="7">
          <table:table-cell table:style-name="ce3"/>
          <table:table-cell table:style-name="Default"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12" office:value-type="string">
            <text:p>Paper Reviews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Differential RNNs for Action Recogni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Spatio-Temporal LSTM with Trust Gates for 3D HAR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Deep Convolutional and LSTM Recurrent NNs for Multimodal Wearable AR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Sequential Deep Learning for Human Action Recogni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Online Detection and Classification of Dynamic Hand Gestures with Recurrent 3D CNNs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HAR and Pattern Discovery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An Analysis of Single-Layer Networks in Unsupervised Feature Learning'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Simultaneous Feature Learning and Hash Coding with Deep Neural Networks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Discriminative Unsupervised Feature Learning with CNNs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Write 2-3 preliminary pages of report on background research and tasks undertaken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Type up and organize notes from papers (separate sections for CRF/RNN/feature learn, etc)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URL link review: “Lecture 13: Variational Inference: Mean Field Approximation”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Read and take notes from 'Sequence Modeling: Recurrent and Recursive Nets'</text:p>
          </table:table-cell>
          <table:table-cell table:style-name="Default"/>
          <table:table-cell table:number-columns-repeated="14"/>
        </table:table-row>
        <table:table-row table:style-name="ro1" table:number-rows-repeated="2">
          <table:table-cell table:style-name="ce4"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14" office:value-type="string">
            <text:p>Other Project Stuff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4"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style-name="Default"/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24/05/2019</text:date>, <text:time>10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24T10:12:28.65</dc:date>
    <meta:editing-duration>P1DT2H59M28S</meta:editing-duration>
    <meta:editing-cycles>114</meta:editing-cycles>
    <meta:generator>OpenOffice/4.1.5$Win32 OpenOffice.org_project/415m1$Build-9789</meta:generator>
    <meta:document-statistic meta:table-count="3" meta:cell-count="444" meta:object-count="0"/>
  </office:meta>
</office:document-meta>
</file>